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83.6pt"/>
    </style:style>
    <style:style style:name="co4" style:family="table-column">
      <style:table-column-properties fo:break-before="auto" style:column-width="168.15pt"/>
    </style:style>
    <style:style style:name="co5" style:family="table-column">
      <style:table-column-properties fo:break-before="auto" style:column-width="201.7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57.6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21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ESP32-SBC-FabGL_Rev_A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,R29,R38,R3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4,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30R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2,R24,R2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3,R25,R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3,R30,R32,R33,R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5,R19,R20,R21,R34,R35,R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,R15,R3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,R17,R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3,C8,C12,C13,C15,C18,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,C6,C7,C9,C10,C14,C17,C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.2uH/1.5A/DCR=58mR/20%/</text:p>
            <text:p>3.00x3.00x1.50mm/</text:p>
            <text:p>CD32(NRS3015T2R2MNGH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4148W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5,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IN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_LED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Q2,Q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J-3.5-365-5P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AUD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ZZER_PB1221P</text:p>
            <text:p>(1.1-1.7V_2kHz_12MM)</text:p>
          </table:table-cell>
          <table:table-cell office:value-type="string" calcext:value-type="string">
            <text:p>PB1221P_1-Plus_2-Minus</text:p>
          </table:table-cell>
          <table:table-cell office:value-type="string" calcext:value-type="string">
            <text:p>BUZ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2V003F4P6(TSSOP20)</text:p>
          </table:table-cell>
          <table:table-cell table:style-name="ce5" office:value-type="string" calcext:value-type="string">
            <text:p>TSSOP20_Pitch-0.65mm_6.6x4.5x1.2mm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X(MSOP-10)</text:p>
          </table:table-cell>
          <table:table-cell table:style-name="ce5" office:value-type="string" calcext:value-type="string">
            <text:p>MSOP-10_Pitch-0.5mm_3.00x3.00x1.0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SP32-WROVER-IE</text:p>
          </table:table-cell>
          <table:table-cell table:style-name="ce5" office:value-type="string" calcext:value-type="string">
            <text:p>ESP32-WROVER(WROOM)-</text:p>
            <text:p>UNIVERSAL_MODULE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74LVC1G04DBVR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WPAPR-08-LF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R6_MINI-DIN</text:p>
          </table:table-cell>
          <table:table-cell office:value-type="string" calcext:value-type="string">
            <text:p>PS2_MDR6_MINI-DIN</text:p>
          </table:table-cell>
          <table:table-cell office:value-type="string" calcext:value-type="string">
            <text:p>PS2_KEYBOARD1,PS2_MO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C-16P-F(A40-00119-A52-12)</text:p>
          </table:table-cell>
          <table:table-cell office:value-type="string" calcext:value-type="string">
            <text:p>USB2.0_TYPE-C(A40-00119-A52-12)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R15-3.08-14.5T/VGA15/14.5mm</text:p>
          </table:table-cell>
          <table:table-cell office:value-type="string" calcext:value-type="string">
            <text:p>VGA15-F(HDR15-3.08-14.5T)</text:p>
          </table:table-cell>
          <table:table-cell office:value-type="string" calcext:value-type="string">
            <text:p>VGA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-R-10-LF(BH10R)</text:p>
          </table:table-cell>
          <table:table-cell office:value-type="string" calcext:value-type="string">
            <text:p>BH10R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8</text:p>
          </table:table-cell>
          <table:table-cell office:value-type="string" calcext:value-type="string">
            <text:p>Access_Bu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12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-WX-1x2-LF+MJ6</text:p>
          </table:table-cell>
          <table:table-cell office:value-type="string" calcext:value-type="string">
            <text:p>HN1x2(SMD)_H-WX-1x2-LF</text:p>
          </table:table-cell>
          <table:table-cell office:value-type="string" calcext:value-type="string">
            <text:p>BUZ_EN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1,C4,C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GG0402052R542P)</text:p>
          </table:table-cell>
          <table:table-cell office:value-type="string" calcext:value-type="string">
            <text:p>D_0402_5MIL_DWS</text:p>
          </table:table-cell>
          <table:table-cell office:value-type="string" calcext:value-type="string">
            <text:p>TVS3,TVS4,TVS1,TVS2,TVS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USBLC6-2P6)</text:p>
          </table:table-cell>
          <table:table-cell office:value-type="string" calcext:value-type="string">
            <text:p>SOT-666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HN1x2</text:p>
          </table:table-cell>
          <table:table-cell office:value-type="string" calcext:value-type="string">
            <text:p>PGM/DBG1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fo:background-color="transparent" style:scale-to="10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5-08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8">00/00/0000</text:date>, <text:time style:data-style-name="N2" text:time-value="08:20:18.306262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3-05-08T10:58:02.192672861</dc:date>
    <meta:editing-duration>PT3H4M26S</meta:editing-duration>
    <meta:editing-cycles>33</meta:editing-cycles>
    <meta:document-statistic meta:table-count="1" meta:cell-count="220" meta:object-count="0"/>
  </office:meta>
</office:document-meta>
</file>